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7500000118B959893761EEC61E.png" manifest:media-type="image/png"/>
  <manifest:file-entry manifest:full-path="Pictures/10000000000000C400000102371B6B338518283B.png" manifest:media-type="image/png"/>
  <manifest:file-entry manifest:full-path="Pictures/10000001000004B0000003CA65A167F19DECC936.png" manifest:media-type="image/png"/>
  <manifest:file-entry manifest:full-path="Pictures/100000010000004D000000562A33A32A2F7B83D5.png" manifest:media-type="image/png"/>
  <manifest:file-entry manifest:full-path="Pictures/10000000000000DC0000009C2DF4A9ECFB3D3D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Contido_20_de_20_táboa">
      <style:text-properties fo:font-size="7pt" style:rfc-language-tag="es-ES-u-co-trad" fo:language="es" fo:country="ES" style:font-size-asian="7pt" style:font-size-complex="9pt"/>
    </style:style>
    <style:style style:name="P4" style:family="paragraph" style:parent-style-name="Standard">
      <style:paragraph-properties fo:text-align="start" style:justify-single-word="false"/>
      <style:text-properties fo:font-size="7pt" style:font-size-asian="7pt" style:font-size-complex="9pt"/>
    </style:style>
    <style:style style:name="P5" style:family="paragraph" style:parent-style-name="Contido_20_de_20_táboa">
      <style:text-properties fo:font-size="7pt" style:font-size-asian="7pt" style:font-size-complex="7pt"/>
    </style:style>
    <style:style style:name="P6" style:family="paragraph" style:parent-style-name="Contido_20_de_20_táboa">
      <style:paragraph-properties style:snap-to-layout-gri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Contido_20_de_20_táboa">
      <style:paragraph-properties fo:text-align="start" style:justify-single-word="false"/>
    </style:style>
    <style:style style:name="P8" style:family="paragraph" style:parent-style-name="Contido_20_de_20_táboa">
      <style:text-properties fo:font-size="6pt" style:font-size-asian="6pt"/>
    </style:style>
    <style:style style:name="P9" style:family="paragraph" style:parent-style-name="Standard" style:master-page-name="Standard">
      <style:paragraph-properties fo:margin-top="0cm" fo:margin-bottom="0.212cm" style:contextual-spacing="false" style:page-number="auto"/>
      <style:text-properties style:font-name="Arial" fo:font-size="14pt" style:rfc-language-tag="es-ES-u-co-trad" fo:language="es" fo:country="ES" officeooo:rsid="00188abc" officeooo:paragraph-rsid="001a7aa0" style:font-size-asian="14pt" style:language-asian="gl" style:country-asian="ES" style:font-size-complex="14pt"/>
    </style:style>
    <style:style style:name="P10" style:family="paragraph" style:parent-style-name="Standard" style:list-style-name="L1">
      <style:paragraph-properties fo:margin-top="0cm" fo:margin-bottom="0.212cm" style:contextual-spacing="false"/>
      <style:text-properties style:font-name="Arial" fo:language="gl" fo:country="ES" officeooo:rsid="0023b8dc" officeooo:paragraph-rsid="0023b8dc" style:language-asian="gl" style:country-asian="ES" style:font-size-complex="12pt"/>
    </style:style>
    <style:style style:name="P11" style:family="paragraph" style:parent-style-name="Standard" style:list-style-name="L1">
      <style:paragraph-properties fo:margin-top="0cm" fo:margin-bottom="0.212cm" style:contextual-spacing="false"/>
      <style:text-properties style:font-name="Arial" fo:language="gl" fo:country="ES" officeooo:rsid="00254ea9" officeooo:paragraph-rsid="00254ea9" style:language-asian="gl" style:country-asian="ES" style:font-size-complex="12pt"/>
    </style:style>
    <style:style style:name="P12" style:family="paragraph" style:parent-style-name="Standard" style:list-style-name="L1">
      <style:paragraph-properties fo:margin-top="0cm" fo:margin-bottom="0.212cm" style:contextual-spacing="false"/>
      <style:text-properties officeooo:paragraph-rsid="001fa2f0"/>
    </style:style>
    <style:style style:name="P13" style:family="paragraph" style:parent-style-name="Standard" style:list-style-name="L1">
      <style:paragraph-properties fo:margin-top="0cm" fo:margin-bottom="0.212cm" style:contextual-spacing="false"/>
      <style:text-properties officeooo:paragraph-rsid="00254ea9"/>
    </style:style>
    <style:style style:name="P14" style:family="paragraph" style:parent-style-name="Standard" style:list-style-name="L1">
      <style:paragraph-properties fo:margin-top="0cm" fo:margin-bottom="0.212cm" style:contextual-spacing="false"/>
      <style:text-properties officeooo:rsid="00220ffe" officeooo:paragraph-rsid="001fa2f0"/>
    </style:style>
    <style:style style:name="P15" style:family="paragraph" style:parent-style-name="Standard" style:list-style-name="L1">
      <style:paragraph-properties fo:margin-top="0cm" fo:margin-bottom="0.212cm" style:contextual-spacing="false"/>
      <style:text-properties officeooo:rsid="00220ffe" officeooo:paragraph-rsid="00220ffe"/>
    </style:style>
    <style:style style:name="T1" style:family="text">
      <style:text-properties fo:language="es" fo:country="ES" style:language-asian="es" style:country-asian="ES" style:language-complex="ar" style:country-complex="SA"/>
    </style:style>
    <style:style style:name="T2" style:family="text">
      <style:text-properties fo:font-size="6pt" fo:font-style="italic" style:font-size-asian="6pt" style:font-style-asian="italic" style:font-size-complex="6pt"/>
    </style:style>
    <style:style style:name="T3" style:family="text">
      <style:text-properties style:font-name="Arial" fo:language="gl" fo:country="ES" officeooo:rsid="001fa2f0" style:language-asian="gl" style:country-asian="ES" style:font-size-complex="12pt"/>
    </style:style>
    <style:style style:name="T4" style:family="text">
      <style:text-properties style:font-name="Arial" fo:language="gl" fo:country="ES" officeooo:rsid="00220ffe" style:language-asian="gl" style:country-asian="ES" style:font-size-complex="12pt"/>
    </style:style>
    <style:style style:name="T5" style:family="text">
      <style:text-properties style:font-name="Arial" fo:language="gl" fo:country="ES" officeooo:rsid="00254ea9" style:language-asian="gl" style:country-asian="ES" style:font-size-complex="12pt"/>
    </style:style>
    <style:style style:name="T6" style:family="text">
      <style:text-properties style:font-name="Arial" fo:language="gl" fo:country="ES" officeooo:rsid="00263bb3" style:language-asian="gl" style:country-asian="ES" style:font-size-complex="12pt"/>
    </style:style>
    <style:style style:name="T7" style:family="text">
      <style:text-properties officeooo:rsid="001a7aa0"/>
    </style:style>
    <style:style style:name="T8" style:family="text">
      <style:text-properties officeooo:rsid="00220ffe"/>
    </style:style>
    <style:style style:name="T9" style:family="text">
      <style:text-properties officeooo:rsid="001fa2f0"/>
    </style:style>
    <style:style style:name="T10" style:family="text">
      <style:text-properties officeooo:rsid="00263c3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806cm, 0.289cm, 1.596cm, 0.52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B<text:span text:style-name="T7">usca en Internet información sobre estas cuestiones:</text:span></text:p>
      <text:list text:style-name="L1">
        <text:list-item>
          <text:p text:style-name="P12"><text:span text:style-name="T9">¿Qué </text:span><text:span text:style-name="T3">e</text:span><text:span text:style-name="T4">s el conocimiento categórico y dónde se aplicaría</text:span><text:span text:style-name="T9">?</text:span></text:p>
        </text:list-item>
        <text:list-item>
          <text:p text:style-name="P12"><text:span text:style-name="T9">¿</text:span><text:span text:style-name="T3">S</text:span><text:span text:style-name="T4">e puede mejorar el conocimiento categórico</text:span><text:span text:style-name="T9">? Razona tu respuesta.</text:span></text:p>
        </text:list-item>
        <text:list-item>
          <text:p text:style-name="P14">¿Qué es el conocimiento con incertidumbre y dónde se aplicaría?</text:p>
        </text:list-item>
        <text:list-item>
          <text:p text:style-name="P12"><text:span text:style-name="T3">¿</text:span><text:span text:style-name="T4">Se puede mejorar el conocimiento con incertidumbre</text:span><text:span text:style-name="T8">? Razona tu respuesta.</text:span></text:p>
        </text:list-item>
        <text:list-item>
          <text:p text:style-name="P15">¿En qué se diferencia el grado de creencia <text:span text:style-name="T10">con </text:span>el grado de verdad?</text:p>
        </text:list-item>
        <text:list-item>
          <text:p text:style-name="P10">¿Qué diferencia y similitud hay entre la teoría de la evidencia y la teoría de la posibilidad?</text:p>
        </text:list-item>
        <text:list-item>
          <text:p text:style-name="P13"><text:span text:style-name="T5">Busca implementaciones sencillas de razonamiento lógico y con incertidumbre en d</text:span><text:span text:style-name="T6">os o tres</text:span><text:span text:style-name="T5"> de los siguientes lenguajes, con el fin de comprobar cómo afrontan la certidumbre y la incertidumbe:</text:span></text:p>
          <text:list>
            <text:list-item>
              <text:p text:style-name="P11">Python.</text:p>
            </text:list-item>
            <text:list-item>
              <text:p text:style-name="P11">Prolog.</text:p>
            </text:list-item>
            <text:list-item>
              <text:p text:style-name="P11">Lisp.</text:p>
            </text:list-item>
            <text:list-item>
              <text:p text:style-name="P11">Java.</text:p>
            </text:list-item>
            <text:list-item>
              <text:p text:style-name="P11">Ruby.</text:p>
            </text:list-item>
            <text:list-item>
              <text:p text:style-name="P11">C++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Arial" fo:font-family="Arial" style:font-family-generic="roman" style:font-pitch="variable" fo:language="gl" fo:country="ES" style:language-asian="gl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Contido_20_de_20_táboa" style:display-name="Contido de táboa" style:family="paragraph" style:parent-style-name="Standard" style:default-outline-level="">
      <style:paragraph-properties fo:orphans="0" fo:widows="0" fo:hyphenation-ladder-count="no-limit" text:number-lines="false" text:line-number="0"/>
      <style:text-properties style:font-name-asian="Arial Unicode MS" style:font-family-asian="'Arial Unicode MS'" style:font-family-generic-asian="system" style:font-pitch-asian="variable" style:font-name-complex="Tahoma1" style:font-family-complex="Tahoma" style:font-family-generic-complex="system" style:font-pitch-complex="variable" style:language-complex="gl" style:country-complex="E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fo:language="gl" fo:country="ES" style:font-size-asian="8pt" style:language-asian="gl" style:country-asian="ES" style:font-name-complex="Tahoma1" style:font-family-complex="Tahoma" style:font-family-generic-complex="system" style:font-pitch-complex="variable" style:font-size-complex="8pt"/>
    </style:style>
    <style:style style:name="Pie_20_de_20_página_20_Car" style:display-name="Pie de página Car" style:family="text" style:parent-style-name="Default_20_Paragraph_20_Font">
      <style:text-properties fo:font-size="12pt" fo:language="gl" fo:country="ES" style:font-size-asian="12pt" style:language-asian="gl" style:country-asian="ES" style:font-size-complex="12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7.754cm" fo:margin-left="-0.06cm" fo:margin-top="0cm" fo:margin-bottom="0cm" table:align="left" style:writing-mode="lr-tb"/>
    </style:style>
    <style:style style:name="Tabla1.A" style:family="table-column">
      <style:table-column-properties style:column-width="1.453cm"/>
    </style:style>
    <style:style style:name="Tabla1.B" style:family="table-column">
      <style:table-column-properties style:column-width="5.045cm"/>
    </style:style>
    <style:style style:name="Tabla1.C" style:family="table-column">
      <style:table-column-properties style:column-width="1.501cm"/>
    </style:style>
    <style:style style:name="Tabla1.D" style:family="table-column">
      <style:table-column-properties style:column-width="2.999cm"/>
    </style:style>
    <style:style style:name="Tabla1.E" style:family="table-column">
      <style:table-column-properties style:column-width="3.748cm"/>
    </style:style>
    <style:style style:name="Tabla1.F" style:family="table-column">
      <style:table-column-properties style:column-width="3.007cm"/>
    </style:style>
    <style:style style:name="Tabla1.1" style:family="table-row">
      <style:table-row-properties style:min-row-height="0.991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none"/>
    </style:style>
    <style:style style:name="Tabla1.B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Contido_20_de_20_táboa">
      <style:text-properties fo:font-size="7pt" style:rfc-language-tag="es-ES-u-co-trad" fo:language="es" fo:country="ES" style:font-size-asian="7pt" style:font-size-complex="9pt"/>
    </style:style>
    <style:style style:name="MP3" style:family="paragraph" style:parent-style-name="Contido_20_de_20_táboa">
      <style:paragraph-properties fo:text-align="start" style:justify-single-word="false"/>
    </style:style>
    <style:style style:name="MP4" style:family="paragraph" style:parent-style-name="Standard">
      <style:paragraph-properties fo:text-align="start" style:justify-single-word="false"/>
      <style:text-properties fo:font-size="7pt" style:font-size-asian="7pt" style:font-size-complex="9pt"/>
    </style:style>
    <style:style style:name="MP5" style:family="paragraph" style:parent-style-name="Contido_20_de_20_táboa">
      <style:text-properties fo:font-size="6pt" style:font-size-asian="6pt"/>
    </style:style>
    <style:style style:name="MP6" style:family="paragraph" style:parent-style-name="Contido_20_de_20_táboa">
      <style:paragraph-properties style:snap-to-layout-grid="false"/>
      <style:text-properties fo:font-size="7pt" fo:font-weight="bold" style:font-size-asian="7pt" style:font-weight-asian="bold" style:font-size-complex="7pt" style:font-weight-complex="bold"/>
    </style:style>
    <style:style style:name="MP7" style:family="paragraph" style:parent-style-name="Contido_20_de_20_táboa">
      <style:text-properties fo:font-size="7pt" style:font-size-asian="7pt" style:font-size-complex="7pt"/>
    </style:style>
    <style:style style:name="MP8" style:family="paragraph" style:parent-style-name="Footer">
      <style:paragraph-properties fo:text-align="end" style:justify-single-word="false"/>
    </style:style>
    <style:style style:name="MT1" style:family="text">
      <style:text-properties fo:language="es" fo:country="ES" style:language-asian="es" style:country-asian="ES" style:language-complex="ar" style:country-complex="SA"/>
    </style:style>
    <style:style style:name="MT2" style:family="text">
      <style:text-properties fo:font-size="6pt" fo:font-style="italic" style:font-size-asian="6pt" style:font-style-asian="italic" style:font-size-complex="6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806cm, 0.289cm, 1.596cm, 0.529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row table:style-name="Tabla1.1">
            <table:table-cell table:style-name="Tabla1.A1" office:value-type="string">
              <text:p text:style-name="MP1"><draw:frame draw:style-name="Mfr1" draw:name="Imagen 7" text:anchor-type="as-char" svg:width="1.122cm" svg:height="1.475cm" draw:z-index="1"><draw:image xlink:href="Pictures/10000000000000C400000102371B6B338518283B.png" xlink:type="simple" xlink:show="embed" xlink:actuate="onLoad" draw:mime-type="image/png"/><svg:desc>Marca Galicia - Xunta de Galicia</svg:desc></draw:frame></text:p>
            </table:table-cell>
            <table:table-cell table:style-name="Tabla1.B1" office:value-type="string">
              <text:p text:style-name="MP2"/>
              <text:p text:style-name="MP3"><draw:frame draw:style-name="Mfr2" draw:name="Imagen 9" text:anchor-type="as-char" svg:width="3.201cm" svg:height="0.457cm" draw:z-index="2"><draw:image xlink:href="Pictures/10000000000000DC0000009C2DF4A9ECFB3D3D59.png" xlink:type="simple" xlink:show="embed" xlink:actuate="onLoad" draw:mime-type="image/png"/></draw:frame></text:p>
              <text:p text:style-name="MP4"/>
              <text:p text:style-name="MP4">CONSELLERÍA DE CULTURA, EDUCACIÓN E UNIVERSIDADE</text:p>
            </table:table-cell>
            <table:table-cell table:style-name="Tabla1.A1" office:value-type="string">
              <text:p text:style-name="MP5"><draw:frame draw:style-name="Mfr3" draw:name="Imagen 3" text:anchor-type="char" svg:x="-0.27cm" svg:y="0.228cm" svg:width="1.191cm" svg:height="1.335cm" draw:z-index="0"><draw:image xlink:href="Pictures/100000010000004D000000562A33A32A2F7B83D5.png" xlink:type="simple" xlink:show="embed" xlink:actuate="onLoad" draw:mime-type="image/png"/></draw:frame></text:p>
            </table:table-cell>
            <table:table-cell table:style-name="Tabla1.A1" office:value-type="string">
              <text:p text:style-name="MP6">IES de Teis</text:p>
              <text:p text:style-name="MP7">Avda. de Galicia, 101</text:p>
              <text:p text:style-name="MP7">36216 – Vigo</text:p>
              <text:p text:style-name="MP7">886 12 04 64</text:p>
              <text:p text:style-name="MP7">ies.teis@edu.xunta.es</text:p>
            </table:table-cell>
            <table:table-cell table:style-name="Tabla1.A1" office:value-type="string">
              <text:p text:style-name="Contido_20_de_20_táboa"><draw:frame draw:style-name="Mfr1" draw:name="Imagen 4" text:anchor-type="as-char" svg:width="3.731cm" svg:height="1.189cm" draw:z-index="3"><draw:image xlink:href="Pictures/100000000000047500000118B959893761EEC61E.png" xlink:type="simple" xlink:show="embed" xlink:actuate="onLoad" draw:mime-type="image/png"/></draw:frame></text:p>
            </table:table-cell>
            <table:table-cell table:style-name="Tabla1.A1" office:value-type="string">
              <text:p text:style-name="Contido_20_de_20_táboa"><text:span text:style-name="MT1"><text:s text:c="10"/></text:span><draw:frame draw:style-name="Mfr1" draw:name="Imagen 1" text:anchor-type="as-char" svg:width="1.87cm" svg:height="1.512cm" draw:z-index="4"><draw:image xlink:href="Pictures/10000001000004B0000003CA65A167F19DECC936.png" xlink:type="simple" xlink:show="embed" xlink:actuate="onLoad" draw:mime-type="image/png"/><svg:desc>Forma

Descripción generada automáticamente</svg:desc></draw:frame></text:p>
            </table:table-cell>
          </table:table-row>
        </table:table>
        <text:p text:style-name="Standard"/>
      </style:header>
      <style:footer>
        <text:p text:style-name="MP8"><text:span text:style-name="MT2"><text:file-name text:display="name-and-extension">Tarea 4.odt</text:file-name></text:span><text:span text:style-name="MT2">, pág. </text:span><text:span text:style-name="MT2"><text:page-number text:select-page="current">1</text:page-number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irector</meta:initial-creator>
    <meta:editing-cycles>25</meta:editing-cycles>
    <meta:print-date>2021-11-03T13:31:00</meta:print-date>
    <meta:creation-date>2021-11-03T13:31:00</meta:creation-date>
    <dc:date>2022-11-29T10:49:24.657000000</dc:date>
    <meta:editing-duration>PT1H45M2S</meta:editing-duration>
    <meta:generator>LibreOffice/7.4.2.3$Windows_X86_64 LibreOffice_project/382eef1f22670f7f4118c8c2dd222ec7ad009daf</meta:generator>
    <meta:document-statistic meta:table-count="1" meta:image-count="5" meta:object-count="0" meta:page-count="1" meta:paragraph-count="25" meta:word-count="147" meta:character-count="861" meta:non-whitespace-character-count="737"/>
    <meta:user-defined meta:name="AppVersion">16.0000</meta:user-defined>
    <meta:user-defined meta:name="Company">Xunta de Galic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4conLogosIESdeTeis" xlink:href=""/>
  </office:meta>
</office:document-meta>
</file>